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4a3d" officeooo:paragraph-rsid="00094a3d"/>
    </style:style>
    <style:style style:name="P2" style:family="paragraph" style:parent-style-name="Standard">
      <style:text-properties officeooo:rsid="000ad1ea" officeooo:paragraph-rsid="000ad1ea"/>
    </style:style>
    <style:style style:name="P3" style:family="paragraph" style:parent-style-name="Standard">
      <style:text-properties officeooo:rsid="000bb6a3" officeooo:paragraph-rsid="000bb6a3"/>
    </style:style>
    <style:style style:name="P4" style:family="paragraph" style:parent-style-name="Standard">
      <style:text-properties officeooo:rsid="00128a2b" officeooo:paragraph-rsid="001db628"/>
    </style:style>
    <style:style style:name="P5" style:family="paragraph" style:parent-style-name="Standard">
      <style:text-properties officeooo:rsid="00128a2b" officeooo:paragraph-rsid="001f75d3"/>
    </style:style>
    <style:style style:name="P6" style:family="paragraph" style:parent-style-name="Standard">
      <style:text-properties officeooo:rsid="00128a2b" officeooo:paragraph-rsid="00272396"/>
    </style:style>
    <style:style style:name="P7" style:family="paragraph" style:parent-style-name="Standard">
      <style:text-properties officeooo:rsid="002238a3" officeooo:paragraph-rsid="002238a3"/>
    </style:style>
    <style:style style:name="T1" style:family="text">
      <style:text-properties officeooo:rsid="000f856c"/>
    </style:style>
    <style:style style:name="T2" style:family="text">
      <style:text-properties officeooo:rsid="001476d3"/>
    </style:style>
    <style:style style:name="T3" style:family="text">
      <style:text-properties officeooo:rsid="00150c5e"/>
    </style:style>
    <style:style style:name="T4" style:family="text">
      <style:text-properties officeooo:rsid="00152a50"/>
    </style:style>
    <style:style style:name="T5" style:family="text">
      <style:text-properties officeooo:rsid="00240f65"/>
    </style:style>
    <style:style style:name="T6" style:family="text">
      <style:text-properties officeooo:rsid="00259d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reits in der Vergangenheit wurde vieles versucht<text:span text:style-name="T2">,</text:span> um unsere Welt zum Positiven zu verändern. Zum Teil ist dies sicherlich gelungen, doch der durchschlagende Erfolg blieb bis heute<text:span text:style-name="T3"> </text:span>aus meiner Sicht aus.<text:span text:style-name="T4"> Was also könnte den Unterschied zu früher ausmachen, damit dieses Vorhaben glückt? Es existiert heute eine Möglichkeit die erst seit relativ kurzer Zeit zur Verfügung steht. Das Internet! </text:span></text:p>
      <text:p text:style-name="P6"><text:span text:style-name="T4">Dieses Medium bietet die Chance sich auf eine ganz neue Art und Weise zu vernetzen. Es könnte ein Schlüssel sein, um gemeinsam nachhaltige Lösungen für eine Enkel gerechte Zukunft zu finden. Doch fehlt meiner Meinung nach ein geeignetes, modernes Werkzeug um dieses Medium optimal zu verwenden. Aus diesem Grund habe ich mit der Programmierung eines neuartigen, sozialen Netzwerkes begonnen. Eines bei dem die Entwicklung der Menschheit im Mittelpunkt steht und nicht der Profit. Ich bin der Überzeugung, das die Zeit reif ist für eine solche Plattform. Einer welche die Idee eines sozialen Netzwerkes wie wir es bisher kennen auf die nächste Entwicklungsstufe hebt. Mit diesem Werkzeug zur Hand soll es möglich werden das wir viel effizienter Informationen austauschen, uns unterstützen und inspirieren können. Die vielen guten Projekte und Lösungsvorschläge, welche irgendwo verzettelt im Netz zu finden sind, werden so sichtbarer.</text:span></text:p>
      <text:p text:style-name="P6"/>
      <text:p text:style-name="P6"><text:span text:style-name="T4">Was bisher irgendwo verzettelt im Netz zu finden war, wird so zusammen geführt und sichtbar. </text:span></text:p>
      <text:p text:style-name="P7"/>
      <text:p text:style-name="P7">Mein Ziel ist es, <text:span text:style-name="T5">eine Plattform zur Verfügung zu stellen wo wir gemeinsam Wege </text:span></text:p>
      <text:p text:style-name="P5"/>
      <text:p text:style-name="P5"/>
      <text:p text:style-name="P5"><text:span text:style-name="T4">Über dieses Medium können wir uns vernetzen, von einander lernen und uns gegenseitig inspirieren. </text:span></text:p>
      <text:p text:style-name="P1"/>
      <text:p text:style-name="P1">Sich zusammen schliessen, vernetzen</text:p>
      <text:p text:style-name="P2">internet</text:p>
      <text:p text:style-name="P1">unglaubliches Potenzial zur Veränderung</text:p>
      <text:p text:style-name="P1"><text:span text:style-name="T1">die idee des</text:span> soziale netzwerk<text:span text:style-name="T1"> weiterentwickeln</text:span></text:p>
      <text:p text:style-name="P3">Software <text:span text:style-name="T6">Ingeni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6:59:38.395000000</meta:creation-date>
    <meta:generator>LibreOffice/5.2.5.1$Windows_x86 LibreOffice_project/0312e1a284a7d50ca85a365c316c7abbf20a4d22</meta:generator>
    <dc:date>2017-03-29T15:57:25.661000000</dc:date>
    <meta:editing-duration>PT19M13S</meta:editing-duration>
    <meta:editing-cycles>4</meta:editing-cycles>
    <meta:document-statistic meta:table-count="0" meta:image-count="0" meta:object-count="0" meta:page-count="1" meta:paragraph-count="10" meta:word-count="259" meta:character-count="1742" meta:non-whitespace-character-count="1489"/>
  </office:meta>
</office:document-meta>
</file>